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8" table:default-cell-style-name="Default"/>
        <table:table-row table:style-name="ro1">
          <table:table-cell office:value-type="string" calcext:value-type="string">
            <text:p>AB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Time_bw_messages</text:p>
          </table:table-cell>
          <table:table-cell office:value-type="string" calcext:value-type="string">
            <text:p>Application_A</text:p>
          </table:table-cell>
          <table:table-cell office:value-type="string" calcext:value-type="string">
            <text:p>Transport_A</text:p>
          </table:table-cell>
          <table:table-cell office:value-type="string" calcext:value-type="string">
            <text:p>Transport_B</text:p>
          </table:table-cell>
          <table:table-cell office:value-type="string" calcext:value-type="string">
            <text:p>Application_B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GBN -W 10</text:p>
          </table:table-cell>
          <table:table-cell table:number-columns-repeated="12"/>
          <table:table-cell office:value-type="string" calcext:value-type="string">
            <text:p>SR -W 1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59" calcext:value-type="float">
            <text:p>1559</text:p>
          </table:table-cell>
          <table:table-cell office:value-type="float" office:value="769" calcext:value-type="float">
            <text:p>769</text:p>
          </table:table-cell>
          <table:table-cell office:value-type="float" office:value="262" calcext:value-type="float">
            <text:p>262</text:p>
          </table:table-cell>
          <table:table-cell office:value-type="float" office:value="51432.238281" calcext:value-type="float">
            <text:p>51432.238281</text:p>
          </table:table-cell>
          <table:table-cell office:value-type="float" office:value="0.005094" calcext:value-type="float">
            <text:p>0.0050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766" calcext:value-type="float">
            <text:p>12766</text:p>
          </table:table-cell>
          <table:table-cell office:value-type="float" office:value="6381" calcext:value-type="float">
            <text:p>6381</text:p>
          </table:table-cell>
          <table:table-cell office:value-type="float" office:value="834" calcext:value-type="float">
            <text:p>834</text:p>
          </table:table-cell>
          <table:table-cell office:value-type="float" office:value="49430.835938" calcext:value-type="float">
            <text:p>49430.835938</text:p>
          </table:table-cell>
          <table:table-cell office:value-type="float" office:value="0.016872" calcext:value-type="float">
            <text:p>0.0168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office:value-type="float" office:value="50543.046875" calcext:value-type="float">
            <text:p>50543.046875</text:p>
          </table:table-cell>
          <table:table-cell office:value-type="float" office:value="0.000574" calcext:value-type="float">
            <text:p>0.00057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81" calcext:value-type="float">
            <text:p>1581</text:p>
          </table:table-cell>
          <table:table-cell office:value-type="float" office:value="785" calcext:value-type="float">
            <text:p>785</text:p>
          </table:table-cell>
          <table:table-cell office:value-type="float" office:value="238" calcext:value-type="float">
            <text:p>238</text:p>
          </table:table-cell>
          <table:table-cell office:value-type="float" office:value="51015.964844" calcext:value-type="float">
            <text:p>51015.964844</text:p>
          </table:table-cell>
          <table:table-cell office:value-type="float" office:value="0.004665" calcext:value-type="float">
            <text:p>0.0046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093" calcext:value-type="float">
            <text:p>14093</text:p>
          </table:table-cell>
          <table:table-cell office:value-type="float" office:value="6991" calcext:value-type="float">
            <text:p>6991</text:p>
          </table:table-cell>
          <table:table-cell office:value-type="float" office:value="867" calcext:value-type="float">
            <text:p>867</text:p>
          </table:table-cell>
          <table:table-cell office:value-type="float" office:value="48933.519531" calcext:value-type="float">
            <text:p>48933.519531</text:p>
          </table:table-cell>
          <table:table-cell office:value-type="float" office:value="0.017718" calcext:value-type="float">
            <text:p>0.0177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77" calcext:value-type="float">
            <text:p>177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49141.417969" calcext:value-type="float">
            <text:p>49141.417969</text:p>
          </table:table-cell>
          <table:table-cell office:value-type="float" office:value="0.000488" calcext:value-type="float">
            <text:p>0.00048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97" calcext:value-type="float">
            <text:p>1497</text:p>
          </table:table-cell>
          <table:table-cell office:value-type="float" office:value="780" calcext:value-type="float">
            <text:p>780</text:p>
          </table:table-cell>
          <table:table-cell office:value-type="float" office:value="247" calcext:value-type="float">
            <text:p>247</text:p>
          </table:table-cell>
          <table:table-cell office:value-type="float" office:value="49438.308594" calcext:value-type="float">
            <text:p>49438.308594</text:p>
          </table:table-cell>
          <table:table-cell office:value-type="float" office:value="0.004996" calcext:value-type="float">
            <text:p>0.00499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902" calcext:value-type="float">
            <text:p>12902</text:p>
          </table:table-cell>
          <table:table-cell office:value-type="float" office:value="6378" calcext:value-type="float">
            <text:p>6378</text:p>
          </table:table-cell>
          <table:table-cell office:value-type="float" office:value="893" calcext:value-type="float">
            <text:p>893</text:p>
          </table:table-cell>
          <table:table-cell office:value-type="float" office:value="49299.574219" calcext:value-type="float">
            <text:p>49299.574219</text:p>
          </table:table-cell>
          <table:table-cell office:value-type="float" office:value="0.018114" calcext:value-type="float">
            <text:p>0.0181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95" calcext:value-type="float">
            <text:p>295</text:p>
          </table:table-cell>
          <table:table-cell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office:value-type="float" office:value="50758.75" calcext:value-type="float">
            <text:p>50758.75</text:p>
          </table:table-cell>
          <table:table-cell office:value-type="float" office:value="0.000887" calcext:value-type="float">
            <text:p>0.00088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748" calcext:value-type="float">
            <text:p>748</text:p>
          </table:table-cell>
          <table:table-cell office:value-type="float" office:value="265" calcext:value-type="float">
            <text:p>265</text:p>
          </table:table-cell>
          <table:table-cell office:value-type="float" office:value="48903.359375" calcext:value-type="float">
            <text:p>48903.359375</text:p>
          </table:table-cell>
          <table:table-cell office:value-type="float" office:value="0.005419" calcext:value-type="float">
            <text:p>0.0054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960" calcext:value-type="float">
            <text:p>13960</text:p>
          </table:table-cell>
          <table:table-cell office:value-type="float" office:value="7014" calcext:value-type="float">
            <text:p>7014</text:p>
          </table:table-cell>
          <table:table-cell office:value-type="float" office:value="878" calcext:value-type="float">
            <text:p>878</text:p>
          </table:table-cell>
          <table:table-cell office:value-type="float" office:value="49919.167969" calcext:value-type="float">
            <text:p>49919.167969</text:p>
          </table:table-cell>
          <table:table-cell office:value-type="float" office:value="0.017588" calcext:value-type="float">
            <text:p>0.01758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10" calcext:value-type="float">
            <text:p>210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51176.496094" calcext:value-type="float">
            <text:p>51176.496094</text:p>
          </table:table-cell>
          <table:table-cell office:value-type="float" office:value="0.000469" calcext:value-type="float">
            <text:p>0.00046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06" calcext:value-type="float">
            <text:p>1506</text:p>
          </table:table-cell>
          <table:table-cell office:value-type="float" office:value="754" calcext:value-type="float">
            <text:p>754</text:p>
          </table:table-cell>
          <table:table-cell office:value-type="float" office:value="241" calcext:value-type="float">
            <text:p>241</text:p>
          </table:table-cell>
          <table:table-cell office:value-type="float" office:value="49407.75" calcext:value-type="float">
            <text:p>49407.75</text:p>
          </table:table-cell>
          <table:table-cell office:value-type="float" office:value="0.004878" calcext:value-type="float">
            <text:p>0.00487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898" calcext:value-type="float">
            <text:p>12898</text:p>
          </table:table-cell>
          <table:table-cell office:value-type="float" office:value="6431" calcext:value-type="float">
            <text:p>6431</text:p>
          </table:table-cell>
          <table:table-cell office:value-type="float" office:value="869" calcext:value-type="float">
            <text:p>869</text:p>
          </table:table-cell>
          <table:table-cell office:value-type="float" office:value="49433.335938" calcext:value-type="float">
            <text:p>49433.335938</text:p>
          </table:table-cell>
          <table:table-cell office:value-type="float" office:value="0.017579" calcext:value-type="float">
            <text:p>0.01757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0" calcext:value-type="float">
            <text:p>14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50069.113281" calcext:value-type="float">
            <text:p>50069.113281</text:p>
          </table:table-cell>
          <table:table-cell office:value-type="float" office:value="0.00028" calcext:value-type="float">
            <text:p>0.0002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02" calcext:value-type="float">
            <text:p>1502</text:p>
          </table:table-cell>
          <table:table-cell office:value-type="float" office:value="775" calcext:value-type="float">
            <text:p>775</text:p>
          </table:table-cell>
          <table:table-cell office:value-type="float" office:value="256" calcext:value-type="float">
            <text:p>256</text:p>
          </table:table-cell>
          <table:table-cell office:value-type="float" office:value="50057.925781" calcext:value-type="float">
            <text:p>50057.925781</text:p>
          </table:table-cell>
          <table:table-cell office:value-type="float" office:value="0.005114" calcext:value-type="float">
            <text:p>0.0051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898" calcext:value-type="float">
            <text:p>12898</text:p>
          </table:table-cell>
          <table:table-cell office:value-type="float" office:value="6470" calcext:value-type="float">
            <text:p>6470</text:p>
          </table:table-cell>
          <table:table-cell office:value-type="float" office:value="920" calcext:value-type="float">
            <text:p>920</text:p>
          </table:table-cell>
          <table:table-cell office:value-type="float" office:value="50862.238281" calcext:value-type="float">
            <text:p>50862.238281</text:p>
          </table:table-cell>
          <table:table-cell office:value-type="float" office:value="0.018088" calcext:value-type="float">
            <text:p>0.01808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97" calcext:value-type="float">
            <text:p>197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50275.285156" calcext:value-type="float">
            <text:p>50275.285156</text:p>
          </table:table-cell>
          <table:table-cell office:value-type="float" office:value="0.000537" calcext:value-type="float">
            <text:p>0.00053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93" calcext:value-type="float">
            <text:p>1493</text:p>
          </table:table-cell>
          <table:table-cell office:value-type="float" office:value="729" calcext:value-type="float">
            <text:p>729</text:p>
          </table:table-cell>
          <table:table-cell office:value-type="float" office:value="242" calcext:value-type="float">
            <text:p>242</text:p>
          </table:table-cell>
          <table:table-cell office:value-type="float" office:value="48903.78125" calcext:value-type="float">
            <text:p>48903.78125</text:p>
          </table:table-cell>
          <table:table-cell office:value-type="float" office:value="0.004948" calcext:value-type="float">
            <text:p>0.00494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657" calcext:value-type="float">
            <text:p>12657</text:p>
          </table:table-cell>
          <table:table-cell office:value-type="float" office:value="6302" calcext:value-type="float">
            <text:p>6302</text:p>
          </table:table-cell>
          <table:table-cell office:value-type="float" office:value="851" calcext:value-type="float">
            <text:p>851</text:p>
          </table:table-cell>
          <table:table-cell office:value-type="float" office:value="50028.429688" calcext:value-type="float">
            <text:p>50028.429688</text:p>
          </table:table-cell>
          <table:table-cell office:value-type="float" office:value="0.01701" calcext:value-type="float">
            <text:p>0.0170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52" calcext:value-type="float">
            <text:p>252</text:p>
          </table:table-cell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48988.835938" calcext:value-type="float">
            <text:p>48988.835938</text:p>
          </table:table-cell>
          <table:table-cell office:value-type="float" office:value="0.000817" calcext:value-type="float">
            <text:p>0.00081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94" calcext:value-type="float">
            <text:p>1494</text:p>
          </table:table-cell>
          <table:table-cell office:value-type="float" office:value="776" calcext:value-type="float">
            <text:p>776</text:p>
          </table:table-cell>
          <table:table-cell office:value-type="float" office:value="257" calcext:value-type="float">
            <text:p>257</text:p>
          </table:table-cell>
          <table:table-cell office:value-type="float" office:value="49227.234375" calcext:value-type="float">
            <text:p>49227.234375</text:p>
          </table:table-cell>
          <table:table-cell office:value-type="float" office:value="0.005221" calcext:value-type="float">
            <text:p>0.00522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991" calcext:value-type="float">
            <text:p>12991</text:p>
          </table:table-cell>
          <table:table-cell office:value-type="float" office:value="6457" calcext:value-type="float">
            <text:p>6457</text:p>
          </table:table-cell>
          <table:table-cell office:value-type="float" office:value="915" calcext:value-type="float">
            <text:p>915</text:p>
          </table:table-cell>
          <table:table-cell office:value-type="float" office:value="50571.433594" calcext:value-type="float">
            <text:p>50571.433594</text:p>
          </table:table-cell>
          <table:table-cell office:value-type="float" office:value="0.018093" calcext:value-type="float">
            <text:p>0.01809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6" calcext:value-type="float">
            <text:p>166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50389.070312" calcext:value-type="float">
            <text:p>50389.070312</text:p>
          </table:table-cell>
          <table:table-cell office:value-type="float" office:value="0.000417" calcext:value-type="float">
            <text:p>0.00041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13" calcext:value-type="float">
            <text:p>1513</text:p>
          </table:table-cell>
          <table:table-cell office:value-type="float" office:value="750" calcext:value-type="float">
            <text:p>750</text:p>
          </table:table-cell>
          <table:table-cell office:value-type="float" office:value="242" calcext:value-type="float">
            <text:p>242</text:p>
          </table:table-cell>
          <table:table-cell office:value-type="float" office:value="49322.371094" calcext:value-type="float">
            <text:p>49322.371094</text:p>
          </table:table-cell>
          <table:table-cell office:value-type="float" office:value="0.004906" calcext:value-type="float">
            <text:p>0.00490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184" calcext:value-type="float">
            <text:p>12184</text:p>
          </table:table-cell>
          <table:table-cell office:value-type="float" office:value="6076" calcext:value-type="float">
            <text:p>6076</text:p>
          </table:table-cell>
          <table:table-cell office:value-type="float" office:value="915" calcext:value-type="float">
            <text:p>915</text:p>
          </table:table-cell>
          <table:table-cell office:value-type="float" office:value="49212.015625" calcext:value-type="float">
            <text:p>49212.015625</text:p>
          </table:table-cell>
          <table:table-cell office:value-type="float" office:value="0.018593" calcext:value-type="float">
            <text:p>0.01859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48154.042969" calcext:value-type="float">
            <text:p>48154.042969</text:p>
          </table:table-cell>
          <table:table-cell office:value-type="float" office:value="0.000332" calcext:value-type="float">
            <text:p>0.00033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10" calcext:value-type="float">
            <text:p>1510</text:p>
          </table:table-cell>
          <table:table-cell office:value-type="float" office:value="756" calcext:value-type="float">
            <text:p>756</text:p>
          </table:table-cell>
          <table:table-cell office:value-type="float" office:value="260" calcext:value-type="float">
            <text:p>260</text:p>
          </table:table-cell>
          <table:table-cell office:value-type="float" office:value="49064.804688" calcext:value-type="float">
            <text:p>49064.804688</text:p>
          </table:table-cell>
          <table:table-cell office:value-type="float" office:value="0.005299" calcext:value-type="float">
            <text:p>0.00529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869" calcext:value-type="float">
            <text:p>12869</text:p>
          </table:table-cell>
          <table:table-cell office:value-type="float" office:value="6404" calcext:value-type="float">
            <text:p>6404</text:p>
          </table:table-cell>
          <table:table-cell office:value-type="float" office:value="887" calcext:value-type="float">
            <text:p>887</text:p>
          </table:table-cell>
          <table:table-cell office:value-type="float" office:value="50382.679688" calcext:value-type="float">
            <text:p>50382.679688</text:p>
          </table:table-cell>
          <table:table-cell office:value-type="float" office:value="0.017605" calcext:value-type="float">
            <text:p>0.01760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0232.015625" calcext:value-type="float">
            <text:p>50232.015625</text:p>
          </table:table-cell>
          <table:table-cell office:value-type="float" office:value="0.000338" calcext:value-type="float">
            <text:p>0.000338</text:p>
          </table:table-cell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13"/>
          <table:table-cell office:value-type="string" calcext:value-type="string">
            <text:p>GBN -W 5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3523" calcext:value-type="float">
            <text:p>63523</text:p>
          </table:table-cell>
          <table:table-cell office:value-type="float" office:value="8254" calcext:value-type="float">
            <text:p>8254</text:p>
          </table:table-cell>
          <table:table-cell office:value-type="float" office:value="303" calcext:value-type="float">
            <text:p>303</text:p>
          </table:table-cell>
          <table:table-cell office:value-type="float" office:value="50243.921875" calcext:value-type="float">
            <text:p>50243.921875</text:p>
          </table:table-cell>
          <table:table-cell office:value-type="float" office:value="0.006031" calcext:value-type="float">
            <text:p>0.006031</text:p>
          </table:table-cell>
          <table:table-cell/>
          <table:table-cell office:value-type="string" calcext:value-type="string">
            <text:p>SR -W 5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037" calcext:value-type="float">
            <text:p>6037</text:p>
          </table:table-cell>
          <table:table-cell office:value-type="float" office:value="3035" calcext:value-type="float">
            <text:p>3035</text:p>
          </table:table-cell>
          <table:table-cell office:value-type="float" office:value="999" calcext:value-type="float">
            <text:p>999</text:p>
          </table:table-cell>
          <table:table-cell office:value-type="float" office:value="49808.570312" calcext:value-type="float">
            <text:p>49808.570312</text:p>
          </table:table-cell>
          <table:table-cell office:value-type="float" office:value="0.020057" calcext:value-type="float">
            <text:p>0.020057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8764" calcext:value-type="float">
            <text:p>78764</text:p>
          </table:table-cell>
          <table:table-cell office:value-type="float" office:value="9315" calcext:value-type="float">
            <text:p>9315</text:p>
          </table:table-cell>
          <table:table-cell office:value-type="float" office:value="170" calcext:value-type="float">
            <text:p>170</text:p>
          </table:table-cell>
          <table:table-cell office:value-type="float" office:value="51711.484375" calcext:value-type="float">
            <text:p>51711.484375</text:p>
          </table:table-cell>
          <table:table-cell office:value-type="float" office:value="0.003287" calcext:value-type="float">
            <text:p>0.0032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210" calcext:value-type="float">
            <text:p>6210</text:p>
          </table:table-cell>
          <table:table-cell office:value-type="float" office:value="3100" calcext:value-type="float">
            <text:p>3100</text:p>
          </table:table-cell>
          <table:table-cell office:value-type="float" office:value="997" calcext:value-type="float">
            <text:p>997</text:p>
          </table:table-cell>
          <table:table-cell office:value-type="float" office:value="48512.714844" calcext:value-type="float">
            <text:p>48512.714844</text:p>
          </table:table-cell>
          <table:table-cell office:value-type="float" office:value="0.020551" calcext:value-type="float">
            <text:p>0.020551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6026" calcext:value-type="float">
            <text:p>76026</text:p>
          </table:table-cell>
          <table:table-cell office:value-type="float" office:value="8995" calcext:value-type="float">
            <text:p>8995</text:p>
          </table:table-cell>
          <table:table-cell office:value-type="float" office:value="150" calcext:value-type="float">
            <text:p>150</text:p>
          </table:table-cell>
          <table:table-cell office:value-type="float" office:value="49996.53125" calcext:value-type="float">
            <text:p>49996.53125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486" calcext:value-type="float">
            <text:p>6486</text:p>
          </table:table-cell>
          <table:table-cell office:value-type="float" office:value="3200" calcext:value-type="float">
            <text:p>3200</text:p>
          </table:table-cell>
          <table:table-cell office:value-type="float" office:value="997" calcext:value-type="float">
            <text:p>997</text:p>
          </table:table-cell>
          <table:table-cell office:value-type="float" office:value="50571.328125" calcext:value-type="float">
            <text:p>50571.328125</text:p>
          </table:table-cell>
          <table:table-cell office:value-type="float" office:value="0.019715" calcext:value-type="float">
            <text:p>0.019715</text:p>
          </table:table-cell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5665" calcext:value-type="float">
            <text:p>65665</text:p>
          </table:table-cell>
          <table:table-cell office:value-type="float" office:value="8121" calcext:value-type="float">
            <text:p>8121</text:p>
          </table:table-cell>
          <table:table-cell office:value-type="float" office:value="252" calcext:value-type="float">
            <text:p>252</text:p>
          </table:table-cell>
          <table:table-cell office:value-type="float" office:value="47653.792969" calcext:value-type="float">
            <text:p>47653.792969</text:p>
          </table:table-cell>
          <table:table-cell office:value-type="float" office:value="0.005288" calcext:value-type="float">
            <text:p>0.00528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923" calcext:value-type="float">
            <text:p>5923</text:p>
          </table:table-cell>
          <table:table-cell office:value-type="float" office:value="3005" calcext:value-type="float">
            <text:p>3005</text:p>
          </table:table-cell>
          <table:table-cell office:value-type="float" office:value="997" calcext:value-type="float">
            <text:p>997</text:p>
          </table:table-cell>
          <table:table-cell office:value-type="float" office:value="49870.636719" calcext:value-type="float">
            <text:p>49870.636719</text:p>
          </table:table-cell>
          <table:table-cell office:value-type="float" office:value="0.019992" calcext:value-type="float">
            <text:p>0.019992</text:p>
          </table:table-cell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3919" calcext:value-type="float">
            <text:p>73919</text:p>
          </table:table-cell>
          <table:table-cell office:value-type="float" office:value="8923" calcext:value-type="float">
            <text:p>8923</text:p>
          </table:table-cell>
          <table:table-cell office:value-type="float" office:value="168" calcext:value-type="float">
            <text:p>168</text:p>
          </table:table-cell>
          <table:table-cell office:value-type="float" office:value="49990.996094" calcext:value-type="float">
            <text:p>49990.996094</text:p>
          </table:table-cell>
          <table:table-cell office:value-type="float" office:value="0.003361" calcext:value-type="float">
            <text:p>0.00336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346" calcext:value-type="float">
            <text:p>6346</text:p>
          </table:table-cell>
          <table:table-cell office:value-type="float" office:value="3159" calcext:value-type="float">
            <text:p>3159</text:p>
          </table:table-cell>
          <table:table-cell office:value-type="float" office:value="998" calcext:value-type="float">
            <text:p>998</text:p>
          </table:table-cell>
          <table:table-cell office:value-type="float" office:value="50670.769531" calcext:value-type="float">
            <text:p>50670.769531</text:p>
          </table:table-cell>
          <table:table-cell office:value-type="float" office:value="0.019696" calcext:value-type="float">
            <text:p>0.019696</text:p>
          </table:table-cell>
        </table:table-row>
        <table:table-row table:style-name="ro1"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1800" calcext:value-type="float">
            <text:p>71800</text:p>
          </table:table-cell>
          <table:table-cell office:value-type="float" office:value="8957" calcext:value-type="float">
            <text:p>8957</text:p>
          </table:table-cell>
          <table:table-cell office:value-type="float" office:value="217" calcext:value-type="float">
            <text:p>217</text:p>
          </table:table-cell>
          <table:table-cell office:value-type="float" office:value="50843.046875" calcext:value-type="float">
            <text:p>50843.046875</text:p>
          </table:table-cell>
          <table:table-cell office:value-type="float" office:value="0.004268" calcext:value-type="float">
            <text:p>0.00426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072" calcext:value-type="float">
            <text:p>6072</text:p>
          </table:table-cell>
          <table:table-cell office:value-type="float" office:value="3079" calcext:value-type="float">
            <text:p>3079</text:p>
          </table:table-cell>
          <table:table-cell office:value-type="float" office:value="998" calcext:value-type="float">
            <text:p>998</text:p>
          </table:table-cell>
          <table:table-cell office:value-type="float" office:value="50270.929688" calcext:value-type="float">
            <text:p>50270.929688</text:p>
          </table:table-cell>
          <table:table-cell office:value-type="float" office:value="0.019852" calcext:value-type="float">
            <text:p>0.019852</text:p>
          </table:table-cell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6644" calcext:value-type="float">
            <text:p>76644</text:p>
          </table:table-cell>
          <table:table-cell office:value-type="float" office:value="9213" calcext:value-type="float">
            <text:p>9213</text:p>
          </table:table-cell>
          <table:table-cell office:value-type="float" office:value="155" calcext:value-type="float">
            <text:p>155</text:p>
          </table:table-cell>
          <table:table-cell office:value-type="float" office:value="51420.449219" calcext:value-type="float">
            <text:p>51420.449219</text:p>
          </table:table-cell>
          <table:table-cell office:value-type="float" office:value="0.003014" calcext:value-type="float">
            <text:p>0.0030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431" calcext:value-type="float">
            <text:p>6431</text:p>
          </table:table-cell>
          <table:table-cell office:value-type="float" office:value="3171" calcext:value-type="float">
            <text:p>3171</text:p>
          </table:table-cell>
          <table:table-cell office:value-type="float" office:value="997" calcext:value-type="float">
            <text:p>997</text:p>
          </table:table-cell>
          <table:table-cell office:value-type="float" office:value="49690.398438" calcext:value-type="float">
            <text:p>49690.398438</text:p>
          </table:table-cell>
          <table:table-cell office:value-type="float" office:value="0.020064" calcext:value-type="float">
            <text:p>0.020064</text:p>
          </table:table-cell>
        </table:table-row>
        <table:table-row table:style-name="ro1"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3053" calcext:value-type="float">
            <text:p>63053</text:p>
          </table:table-cell>
          <table:table-cell office:value-type="float" office:value="8254" calcext:value-type="float">
            <text:p>8254</text:p>
          </table:table-cell>
          <table:table-cell office:value-type="float" office:value="332" calcext:value-type="float">
            <text:p>332</text:p>
          </table:table-cell>
          <table:table-cell office:value-type="float" office:value="50027.652344" calcext:value-type="float">
            <text:p>50027.652344</text:p>
          </table:table-cell>
          <table:table-cell office:value-type="float" office:value="0.006636" calcext:value-type="float">
            <text:p>0.0066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203" calcext:value-type="float">
            <text:p>6203</text:p>
          </table:table-cell>
          <table:table-cell office:value-type="float" office:value="3106" calcext:value-type="float">
            <text:p>3106</text:p>
          </table:table-cell>
          <table:table-cell office:value-type="float" office:value="998" calcext:value-type="float">
            <text:p>998</text:p>
          </table:table-cell>
          <table:table-cell office:value-type="float" office:value="50659.261719" calcext:value-type="float">
            <text:p>50659.261719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9787" calcext:value-type="float">
            <text:p>59787</text:p>
          </table:table-cell>
          <table:table-cell office:value-type="float" office:value="8005" calcext:value-type="float">
            <text:p>8005</text:p>
          </table:table-cell>
          <table:table-cell office:value-type="float" office:value="378" calcext:value-type="float">
            <text:p>378</text:p>
          </table:table-cell>
          <table:table-cell office:value-type="float" office:value="50728.175781" calcext:value-type="float">
            <text:p>50728.175781</text:p>
          </table:table-cell>
          <table:table-cell office:value-type="float" office:value="0.007451" calcext:value-type="float">
            <text:p>0.00745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511" calcext:value-type="float">
            <text:p>6511</text:p>
          </table:table-cell>
          <table:table-cell office:value-type="float" office:value="3248" calcext:value-type="float">
            <text:p>3248</text:p>
          </table:table-cell>
          <table:table-cell office:value-type="float" office:value="999" calcext:value-type="float">
            <text:p>999</text:p>
          </table:table-cell>
          <table:table-cell office:value-type="float" office:value="49660.960938" calcext:value-type="float">
            <text:p>49660.960938</text:p>
          </table:table-cell>
          <table:table-cell office:value-type="float" office:value="0.020116" calcext:value-type="float">
            <text:p>0.020116</text:p>
          </table:table-cell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70795" calcext:value-type="float">
            <text:p>70795</text:p>
          </table:table-cell>
          <table:table-cell office:value-type="float" office:value="8797" calcext:value-type="float">
            <text:p>8797</text:p>
          </table:table-cell>
          <table:table-cell office:value-type="float" office:value="225" calcext:value-type="float">
            <text:p>225</text:p>
          </table:table-cell>
          <table:table-cell office:value-type="float" office:value="50735.007812" calcext:value-type="float">
            <text:p>50735.007812</text:p>
          </table:table-cell>
          <table:table-cell office:value-type="float" office:value="0.004435" calcext:value-type="float">
            <text:p>0.00443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248" calcext:value-type="float">
            <text:p>6248</text:p>
          </table:table-cell>
          <table:table-cell office:value-type="float" office:value="3109" calcext:value-type="float">
            <text:p>3109</text:p>
          </table:table-cell>
          <table:table-cell office:value-type="float" office:value="997" calcext:value-type="float">
            <text:p>997</text:p>
          </table:table-cell>
          <table:table-cell office:value-type="float" office:value="49605.921875" calcext:value-type="float">
            <text:p>49605.921875</text:p>
          </table:table-cell>
          <table:table-cell office:value-type="float" office:value="0.020098" calcext:value-type="float">
            <text:p>0.020098</text:p>
          </table:table-cell>
        </table:table-row>
        <table:table-row table:style-name="ro1" table:number-rows-repeated="5">
          <table:table-cell table:number-columns-repeated="38"/>
        </table:table-row>
        <table:table-row table:style-name="ro1">
          <table:table-cell table:number-columns-repeated="13"/>
          <table:table-cell office:value-type="string" calcext:value-type="string">
            <text:p>GBN -W 1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16125" calcext:value-type="float">
            <text:p>116125</text:p>
          </table:table-cell>
          <table:table-cell office:value-type="float" office:value="8067" calcext:value-type="float">
            <text:p>8067</text:p>
          </table:table-cell>
          <table:table-cell office:value-type="float" office:value="341" calcext:value-type="float">
            <text:p>341</text:p>
          </table:table-cell>
          <table:table-cell office:value-type="float" office:value="49303.253906" calcext:value-type="float">
            <text:p>49303.253906</text:p>
          </table:table-cell>
          <table:table-cell office:value-type="float" office:value="0.006916" calcext:value-type="float">
            <text:p>0.006916</text:p>
          </table:table-cell>
          <table:table-cell/>
          <table:table-cell office:value-type="string" calcext:value-type="string">
            <text:p>SR -W 1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037" calcext:value-type="float">
            <text:p>6037</text:p>
          </table:table-cell>
          <table:table-cell office:value-type="float" office:value="3035" calcext:value-type="float">
            <text:p>3035</text:p>
          </table:table-cell>
          <table:table-cell office:value-type="float" office:value="999" calcext:value-type="float">
            <text:p>999</text:p>
          </table:table-cell>
          <table:table-cell office:value-type="float" office:value="49808.570312" calcext:value-type="float">
            <text:p>49808.570312</text:p>
          </table:table-cell>
          <table:table-cell office:value-type="float" office:value="0.020057" calcext:value-type="float">
            <text:p>0.020057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6825" calcext:value-type="float">
            <text:p>146825</text:p>
          </table:table-cell>
          <table:table-cell office:value-type="float" office:value="9205" calcext:value-type="float">
            <text:p>9205</text:p>
          </table:table-cell>
          <table:table-cell office:value-type="float" office:value="195" calcext:value-type="float">
            <text:p>195</text:p>
          </table:table-cell>
          <table:table-cell office:value-type="float" office:value="50950.925781" calcext:value-type="float">
            <text:p>50950.925781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210" calcext:value-type="float">
            <text:p>6210</text:p>
          </table:table-cell>
          <table:table-cell office:value-type="float" office:value="3100" calcext:value-type="float">
            <text:p>3100</text:p>
          </table:table-cell>
          <table:table-cell office:value-type="float" office:value="997" calcext:value-type="float">
            <text:p>997</text:p>
          </table:table-cell>
          <table:table-cell office:value-type="float" office:value="48512.714844" calcext:value-type="float">
            <text:p>48512.714844</text:p>
          </table:table-cell>
          <table:table-cell office:value-type="float" office:value="0.020551" calcext:value-type="float">
            <text:p>0.020551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2257" calcext:value-type="float">
            <text:p>142257</text:p>
          </table:table-cell>
          <table:table-cell office:value-type="float" office:value="8789" calcext:value-type="float">
            <text:p>8789</text:p>
          </table:table-cell>
          <table:table-cell office:value-type="float" office:value="182" calcext:value-type="float">
            <text:p>182</text:p>
          </table:table-cell>
          <table:table-cell office:value-type="float" office:value="48895.015625" calcext:value-type="float">
            <text:p>48895.015625</text:p>
          </table:table-cell>
          <table:table-cell office:value-type="float" office:value="0.003722" calcext:value-type="float">
            <text:p>0.0037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486" calcext:value-type="float">
            <text:p>6486</text:p>
          </table:table-cell>
          <table:table-cell office:value-type="float" office:value="3200" calcext:value-type="float">
            <text:p>3200</text:p>
          </table:table-cell>
          <table:table-cell office:value-type="float" office:value="997" calcext:value-type="float">
            <text:p>997</text:p>
          </table:table-cell>
          <table:table-cell office:value-type="float" office:value="50571.328125" calcext:value-type="float">
            <text:p>50571.328125</text:p>
          </table:table-cell>
          <table:table-cell office:value-type="float" office:value="0.019715" calcext:value-type="float">
            <text:p>0.019715</text:p>
          </table:table-cell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2649" calcext:value-type="float">
            <text:p>132649</text:p>
          </table:table-cell>
          <table:table-cell office:value-type="float" office:value="8706" calcext:value-type="float">
            <text:p>8706</text:p>
          </table:table-cell>
          <table:table-cell office:value-type="float" office:value="296" calcext:value-type="float">
            <text:p>296</text:p>
          </table:table-cell>
          <table:table-cell office:value-type="float" office:value="50762.25" calcext:value-type="float">
            <text:p>50762.25</text:p>
          </table:table-cell>
          <table:table-cell office:value-type="float" office:value="0.005831" calcext:value-type="float">
            <text:p>0.00583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923" calcext:value-type="float">
            <text:p>5923</text:p>
          </table:table-cell>
          <table:table-cell office:value-type="float" office:value="3005" calcext:value-type="float">
            <text:p>3005</text:p>
          </table:table-cell>
          <table:table-cell office:value-type="float" office:value="997" calcext:value-type="float">
            <text:p>997</text:p>
          </table:table-cell>
          <table:table-cell office:value-type="float" office:value="49870.636719" calcext:value-type="float">
            <text:p>49870.636719</text:p>
          </table:table-cell>
          <table:table-cell office:value-type="float" office:value="0.019992" calcext:value-type="float">
            <text:p>0.019992</text:p>
          </table:table-cell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1705" calcext:value-type="float">
            <text:p>141705</text:p>
          </table:table-cell>
          <table:table-cell office:value-type="float" office:value="8874" calcext:value-type="float">
            <text:p>8874</text:p>
          </table:table-cell>
          <table:table-cell office:value-type="float" office:value="200" calcext:value-type="float">
            <text:p>200</text:p>
          </table:table-cell>
          <table:table-cell office:value-type="float" office:value="49777.023438" calcext:value-type="float">
            <text:p>49777.023438</text:p>
          </table:table-cell>
          <table:table-cell office:value-type="float" office:value="0.004018" calcext:value-type="float">
            <text:p>0.0040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346" calcext:value-type="float">
            <text:p>6346</text:p>
          </table:table-cell>
          <table:table-cell office:value-type="float" office:value="3159" calcext:value-type="float">
            <text:p>3159</text:p>
          </table:table-cell>
          <table:table-cell office:value-type="float" office:value="998" calcext:value-type="float">
            <text:p>998</text:p>
          </table:table-cell>
          <table:table-cell office:value-type="float" office:value="50670.769531" calcext:value-type="float">
            <text:p>50670.769531</text:p>
          </table:table-cell>
          <table:table-cell office:value-type="float" office:value="0.019696" calcext:value-type="float">
            <text:p>0.019696</text:p>
          </table:table-cell>
        </table:table-row>
        <table:table-row table:style-name="ro1"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7181" calcext:value-type="float">
            <text:p>137181</text:p>
          </table:table-cell>
          <table:table-cell office:value-type="float" office:value="8976" calcext:value-type="float">
            <text:p>8976</text:p>
          </table:table-cell>
          <table:table-cell office:value-type="float" office:value="249" calcext:value-type="float">
            <text:p>249</text:p>
          </table:table-cell>
          <table:table-cell office:value-type="float" office:value="51014.753906" calcext:value-type="float">
            <text:p>51014.753906</text:p>
          </table:table-cell>
          <table:table-cell office:value-type="float" office:value="0.004881" calcext:value-type="float">
            <text:p>0.00488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072" calcext:value-type="float">
            <text:p>6072</text:p>
          </table:table-cell>
          <table:table-cell office:value-type="float" office:value="3079" calcext:value-type="float">
            <text:p>3079</text:p>
          </table:table-cell>
          <table:table-cell office:value-type="float" office:value="998" calcext:value-type="float">
            <text:p>998</text:p>
          </table:table-cell>
          <table:table-cell office:value-type="float" office:value="50270.929688" calcext:value-type="float">
            <text:p>50270.929688</text:p>
          </table:table-cell>
          <table:table-cell office:value-type="float" office:value="0.019852" calcext:value-type="float">
            <text:p>0.019852</text:p>
          </table:table-cell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42820" calcext:value-type="float">
            <text:p>142820</text:p>
          </table:table-cell>
          <table:table-cell office:value-type="float" office:value="8880" calcext:value-type="float">
            <text:p>8880</text:p>
          </table:table-cell>
          <table:table-cell office:value-type="float" office:value="181" calcext:value-type="float">
            <text:p>181</text:p>
          </table:table-cell>
          <table:table-cell office:value-type="float" office:value="49624.480469" calcext:value-type="float">
            <text:p>49624.480469</text:p>
          </table:table-cell>
          <table:table-cell office:value-type="float" office:value="0.003647" calcext:value-type="float">
            <text:p>0.00364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431" calcext:value-type="float">
            <text:p>6431</text:p>
          </table:table-cell>
          <table:table-cell office:value-type="float" office:value="3171" calcext:value-type="float">
            <text:p>3171</text:p>
          </table:table-cell>
          <table:table-cell office:value-type="float" office:value="997" calcext:value-type="float">
            <text:p>997</text:p>
          </table:table-cell>
          <table:table-cell office:value-type="float" office:value="49690.398438" calcext:value-type="float">
            <text:p>49690.398438</text:p>
          </table:table-cell>
          <table:table-cell office:value-type="float" office:value="0.020064" calcext:value-type="float">
            <text:p>0.020064</text:p>
          </table:table-cell>
        </table:table-row>
        <table:table-row table:style-name="ro1"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15112" calcext:value-type="float">
            <text:p>115112</text:p>
          </table:table-cell>
          <table:table-cell office:value-type="float" office:value="8089" calcext:value-type="float">
            <text:p>8089</text:p>
          </table:table-cell>
          <table:table-cell office:value-type="float" office:value="367" calcext:value-type="float">
            <text:p>367</text:p>
          </table:table-cell>
          <table:table-cell office:value-type="float" office:value="49030.019531" calcext:value-type="float">
            <text:p>49030.019531</text:p>
          </table:table-cell>
          <table:table-cell office:value-type="float" office:value="0.007485" calcext:value-type="float">
            <text:p>0.00748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203" calcext:value-type="float">
            <text:p>6203</text:p>
          </table:table-cell>
          <table:table-cell office:value-type="float" office:value="3106" calcext:value-type="float">
            <text:p>3106</text:p>
          </table:table-cell>
          <table:table-cell office:value-type="float" office:value="998" calcext:value-type="float">
            <text:p>998</text:p>
          </table:table-cell>
          <table:table-cell office:value-type="float" office:value="50659.261719" calcext:value-type="float">
            <text:p>50659.261719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06161" calcext:value-type="float">
            <text:p>106161</text:p>
          </table:table-cell>
          <table:table-cell office:value-type="float" office:value="7766" calcext:value-type="float">
            <text:p>7766</text:p>
          </table:table-cell>
          <table:table-cell office:value-type="float" office:value="405" calcext:value-type="float">
            <text:p>405</text:p>
          </table:table-cell>
          <table:table-cell office:value-type="float" office:value="49420.011719" calcext:value-type="float">
            <text:p>49420.011719</text:p>
          </table:table-cell>
          <table:table-cell office:value-type="float" office:value="0.008195" calcext:value-type="float">
            <text:p>0.00819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511" calcext:value-type="float">
            <text:p>6511</text:p>
          </table:table-cell>
          <table:table-cell office:value-type="float" office:value="3248" calcext:value-type="float">
            <text:p>3248</text:p>
          </table:table-cell>
          <table:table-cell office:value-type="float" office:value="999" calcext:value-type="float">
            <text:p>999</text:p>
          </table:table-cell>
          <table:table-cell office:value-type="float" office:value="49660.960938" calcext:value-type="float">
            <text:p>49660.960938</text:p>
          </table:table-cell>
          <table:table-cell office:value-type="float" office:value="0.020116" calcext:value-type="float">
            <text:p>0.020116</text:p>
          </table:table-cell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4458" calcext:value-type="float">
            <text:p>134458</text:p>
          </table:table-cell>
          <table:table-cell office:value-type="float" office:value="8768" calcext:value-type="float">
            <text:p>8768</text:p>
          </table:table-cell>
          <table:table-cell office:value-type="float" office:value="247" calcext:value-type="float">
            <text:p>247</text:p>
          </table:table-cell>
          <table:table-cell office:value-type="float" office:value="50627.289062" calcext:value-type="float">
            <text:p>50627.289062</text:p>
          </table:table-cell>
          <table:table-cell office:value-type="float" office:value="0.004879" calcext:value-type="float">
            <text:p>0.00487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248" calcext:value-type="float">
            <text:p>6248</text:p>
          </table:table-cell>
          <table:table-cell office:value-type="float" office:value="3109" calcext:value-type="float">
            <text:p>3109</text:p>
          </table:table-cell>
          <table:table-cell office:value-type="float" office:value="997" calcext:value-type="float">
            <text:p>997</text:p>
          </table:table-cell>
          <table:table-cell office:value-type="float" office:value="49605.921875" calcext:value-type="float">
            <text:p>49605.921875</text:p>
          </table:table-cell>
          <table:table-cell office:value-type="float" office:value="0.020098" calcext:value-type="float">
            <text:p>0.020098</text:p>
          </table:table-cell>
        </table:table-row>
        <table:table-row table:style-name="ro1" table:number-rows-repeated="5">
          <table:table-cell table:number-columns-repeated="38"/>
        </table:table-row>
        <table:table-row table:style-name="ro1">
          <table:table-cell table:number-columns-repeated="13"/>
          <table:table-cell office:value-type="string" calcext:value-type="string">
            <text:p>GBN -W 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02517" calcext:value-type="float">
            <text:p>202517</text:p>
          </table:table-cell>
          <table:table-cell office:value-type="float" office:value="7961" calcext:value-type="float">
            <text:p>7961</text:p>
          </table:table-cell>
          <table:table-cell office:value-type="float" office:value="344" calcext:value-type="float">
            <text:p>344</text:p>
          </table:table-cell>
          <table:table-cell office:value-type="float" office:value="48761.632812" calcext:value-type="float">
            <text:p>48761.632812</text:p>
          </table:table-cell>
          <table:table-cell office:value-type="float" office:value="0.007055" calcext:value-type="float">
            <text:p>0.007055</text:p>
          </table:table-cell>
          <table:table-cell/>
          <table:table-cell office:value-type="string" calcext:value-type="string">
            <text:p>SR -W 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037" calcext:value-type="float">
            <text:p>6037</text:p>
          </table:table-cell>
          <table:table-cell office:value-type="float" office:value="3035" calcext:value-type="float">
            <text:p>3035</text:p>
          </table:table-cell>
          <table:table-cell office:value-type="float" office:value="999" calcext:value-type="float">
            <text:p>999</text:p>
          </table:table-cell>
          <table:table-cell office:value-type="float" office:value="49808.570312" calcext:value-type="float">
            <text:p>49808.570312</text:p>
          </table:table-cell>
          <table:table-cell office:value-type="float" office:value="0.020057" calcext:value-type="float">
            <text:p>0.020057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60274" calcext:value-type="float">
            <text:p>260274</text:p>
          </table:table-cell>
          <table:table-cell office:value-type="float" office:value="8835" calcext:value-type="float">
            <text:p>8835</text:p>
          </table:table-cell>
          <table:table-cell office:value-type="float" office:value="182" calcext:value-type="float">
            <text:p>182</text:p>
          </table:table-cell>
          <table:table-cell office:value-type="float" office:value="48990.972656" calcext:value-type="float">
            <text:p>48990.972656</text:p>
          </table:table-cell>
          <table:table-cell office:value-type="float" office:value="0.003715" calcext:value-type="float">
            <text:p>0.0037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210" calcext:value-type="float">
            <text:p>6210</text:p>
          </table:table-cell>
          <table:table-cell office:value-type="float" office:value="3100" calcext:value-type="float">
            <text:p>3100</text:p>
          </table:table-cell>
          <table:table-cell office:value-type="float" office:value="997" calcext:value-type="float">
            <text:p>997</text:p>
          </table:table-cell>
          <table:table-cell office:value-type="float" office:value="48512.714844" calcext:value-type="float">
            <text:p>48512.714844</text:p>
          </table:table-cell>
          <table:table-cell office:value-type="float" office:value="0.020551" calcext:value-type="float">
            <text:p>0.020551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62999" calcext:value-type="float">
            <text:p>262999</text:p>
          </table:table-cell>
          <table:table-cell office:value-type="float" office:value="8737" calcext:value-type="float">
            <text:p>8737</text:p>
          </table:table-cell>
          <table:table-cell office:value-type="float" office:value="195" calcext:value-type="float">
            <text:p>195</text:p>
          </table:table-cell>
          <table:table-cell office:value-type="float" office:value="48653.367188" calcext:value-type="float">
            <text:p>48653.367188</text:p>
          </table:table-cell>
          <table:table-cell office:value-type="float" office:value="0.004008" calcext:value-type="float">
            <text:p>0.00400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486" calcext:value-type="float">
            <text:p>6486</text:p>
          </table:table-cell>
          <table:table-cell office:value-type="float" office:value="3200" calcext:value-type="float">
            <text:p>3200</text:p>
          </table:table-cell>
          <table:table-cell office:value-type="float" office:value="997" calcext:value-type="float">
            <text:p>997</text:p>
          </table:table-cell>
          <table:table-cell office:value-type="float" office:value="50571.328125" calcext:value-type="float">
            <text:p>50571.328125</text:p>
          </table:table-cell>
          <table:table-cell office:value-type="float" office:value="0.019715" calcext:value-type="float">
            <text:p>0.019715</text:p>
          </table:table-cell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31280" calcext:value-type="float">
            <text:p>231280</text:p>
          </table:table-cell>
          <table:table-cell office:value-type="float" office:value="8469" calcext:value-type="float">
            <text:p>8469</text:p>
          </table:table-cell>
          <table:table-cell office:value-type="float" office:value="306" calcext:value-type="float">
            <text:p>306</text:p>
          </table:table-cell>
          <table:table-cell office:value-type="float" office:value="49528.703125" calcext:value-type="float">
            <text:p>49528.703125</text:p>
          </table:table-cell>
          <table:table-cell office:value-type="float" office:value="0.006178" calcext:value-type="float">
            <text:p>0.00617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923" calcext:value-type="float">
            <text:p>5923</text:p>
          </table:table-cell>
          <table:table-cell office:value-type="float" office:value="3005" calcext:value-type="float">
            <text:p>3005</text:p>
          </table:table-cell>
          <table:table-cell office:value-type="float" office:value="997" calcext:value-type="float">
            <text:p>997</text:p>
          </table:table-cell>
          <table:table-cell office:value-type="float" office:value="49870.636719" calcext:value-type="float">
            <text:p>49870.636719</text:p>
          </table:table-cell>
          <table:table-cell office:value-type="float" office:value="0.019992" calcext:value-type="float">
            <text:p>0.019992</text:p>
          </table:table-cell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59990" calcext:value-type="float">
            <text:p>259990</text:p>
          </table:table-cell>
          <table:table-cell office:value-type="float" office:value="8927" calcext:value-type="float">
            <text:p>8927</text:p>
          </table:table-cell>
          <table:table-cell office:value-type="float" office:value="226" calcext:value-type="float">
            <text:p>226</text:p>
          </table:table-cell>
          <table:table-cell office:value-type="float" office:value="49978.664062" calcext:value-type="float">
            <text:p>49978.664062</text:p>
          </table:table-cell>
          <table:table-cell office:value-type="float" office:value="0.004522" calcext:value-type="float">
            <text:p>0.0045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346" calcext:value-type="float">
            <text:p>6346</text:p>
          </table:table-cell>
          <table:table-cell office:value-type="float" office:value="3159" calcext:value-type="float">
            <text:p>3159</text:p>
          </table:table-cell>
          <table:table-cell office:value-type="float" office:value="998" calcext:value-type="float">
            <text:p>998</text:p>
          </table:table-cell>
          <table:table-cell office:value-type="float" office:value="50670.769531" calcext:value-type="float">
            <text:p>50670.769531</text:p>
          </table:table-cell>
          <table:table-cell office:value-type="float" office:value="0.019696" calcext:value-type="float">
            <text:p>0.019696</text:p>
          </table:table-cell>
        </table:table-row>
        <table:table-row table:style-name="ro1"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54368" calcext:value-type="float">
            <text:p>254368</text:p>
          </table:table-cell>
          <table:table-cell office:value-type="float" office:value="9036" calcext:value-type="float">
            <text:p>9036</text:p>
          </table:table-cell>
          <table:table-cell office:value-type="float" office:value="264" calcext:value-type="float">
            <text:p>264</text:p>
          </table:table-cell>
          <table:table-cell office:value-type="float" office:value="51352.875" calcext:value-type="float">
            <text:p>51352.875</text:p>
          </table:table-cell>
          <table:table-cell office:value-type="float" office:value="0.005141" calcext:value-type="float">
            <text:p>0.00514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072" calcext:value-type="float">
            <text:p>6072</text:p>
          </table:table-cell>
          <table:table-cell office:value-type="float" office:value="3079" calcext:value-type="float">
            <text:p>3079</text:p>
          </table:table-cell>
          <table:table-cell office:value-type="float" office:value="998" calcext:value-type="float">
            <text:p>998</text:p>
          </table:table-cell>
          <table:table-cell office:value-type="float" office:value="50270.929688" calcext:value-type="float">
            <text:p>50270.929688</text:p>
          </table:table-cell>
          <table:table-cell office:value-type="float" office:value="0.019852" calcext:value-type="float">
            <text:p>0.019852</text:p>
          </table:table-cell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69428" calcext:value-type="float">
            <text:p>269428</text:p>
          </table:table-cell>
          <table:table-cell office:value-type="float" office:value="8981" calcext:value-type="float">
            <text:p>8981</text:p>
          </table:table-cell>
          <table:table-cell office:value-type="float" office:value="182" calcext:value-type="float">
            <text:p>182</text:p>
          </table:table-cell>
          <table:table-cell office:value-type="float" office:value="50180.710938" calcext:value-type="float">
            <text:p>50180.710938</text:p>
          </table:table-cell>
          <table:table-cell office:value-type="float" office:value="0.003627" calcext:value-type="float">
            <text:p>0.0036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431" calcext:value-type="float">
            <text:p>6431</text:p>
          </table:table-cell>
          <table:table-cell office:value-type="float" office:value="3171" calcext:value-type="float">
            <text:p>3171</text:p>
          </table:table-cell>
          <table:table-cell office:value-type="float" office:value="997" calcext:value-type="float">
            <text:p>997</text:p>
          </table:table-cell>
          <table:table-cell office:value-type="float" office:value="49690.398438" calcext:value-type="float">
            <text:p>49690.398438</text:p>
          </table:table-cell>
          <table:table-cell office:value-type="float" office:value="0.020064" calcext:value-type="float">
            <text:p>0.020064</text:p>
          </table:table-cell>
        </table:table-row>
        <table:table-row table:style-name="ro1"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04197" calcext:value-type="float">
            <text:p>204197</text:p>
          </table:table-cell>
          <table:table-cell office:value-type="float" office:value="7984" calcext:value-type="float">
            <text:p>7984</text:p>
          </table:table-cell>
          <table:table-cell office:value-type="float" office:value="358" calcext:value-type="float">
            <text:p>358</text:p>
          </table:table-cell>
          <table:table-cell office:value-type="float" office:value="48489.058594" calcext:value-type="float">
            <text:p>48489.058594</text:p>
          </table:table-cell>
          <table:table-cell office:value-type="float" office:value="0.007383" calcext:value-type="float">
            <text:p>0.00738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203" calcext:value-type="float">
            <text:p>6203</text:p>
          </table:table-cell>
          <table:table-cell office:value-type="float" office:value="3106" calcext:value-type="float">
            <text:p>3106</text:p>
          </table:table-cell>
          <table:table-cell office:value-type="float" office:value="998" calcext:value-type="float">
            <text:p>998</text:p>
          </table:table-cell>
          <table:table-cell office:value-type="float" office:value="50659.261719" calcext:value-type="float">
            <text:p>50659.261719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92515" calcext:value-type="float">
            <text:p>192515</text:p>
          </table:table-cell>
          <table:table-cell office:value-type="float" office:value="7951" calcext:value-type="float">
            <text:p>7951</text:p>
          </table:table-cell>
          <table:table-cell office:value-type="float" office:value="409" calcext:value-type="float">
            <text:p>409</text:p>
          </table:table-cell>
          <table:table-cell office:value-type="float" office:value="50451.433594" calcext:value-type="float">
            <text:p>50451.433594</text:p>
          </table:table-cell>
          <table:table-cell office:value-type="float" office:value="0.008107" calcext:value-type="float">
            <text:p>0.00810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511" calcext:value-type="float">
            <text:p>6511</text:p>
          </table:table-cell>
          <table:table-cell office:value-type="float" office:value="3248" calcext:value-type="float">
            <text:p>3248</text:p>
          </table:table-cell>
          <table:table-cell office:value-type="float" office:value="999" calcext:value-type="float">
            <text:p>999</text:p>
          </table:table-cell>
          <table:table-cell office:value-type="float" office:value="49660.960938" calcext:value-type="float">
            <text:p>49660.960938</text:p>
          </table:table-cell>
          <table:table-cell office:value-type="float" office:value="0.020116" calcext:value-type="float">
            <text:p>0.020116</text:p>
          </table:table-cell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39011" calcext:value-type="float">
            <text:p>239011</text:p>
          </table:table-cell>
          <table:table-cell office:value-type="float" office:value="8564" calcext:value-type="float">
            <text:p>8564</text:p>
          </table:table-cell>
          <table:table-cell office:value-type="float" office:value="241" calcext:value-type="float">
            <text:p>241</text:p>
          </table:table-cell>
          <table:table-cell office:value-type="float" office:value="49497.257812" calcext:value-type="float">
            <text:p>49497.257812</text:p>
          </table:table-cell>
          <table:table-cell office:value-type="float" office:value="0.004869" calcext:value-type="float">
            <text:p>0.00486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248" calcext:value-type="float">
            <text:p>6248</text:p>
          </table:table-cell>
          <table:table-cell office:value-type="float" office:value="3109" calcext:value-type="float">
            <text:p>3109</text:p>
          </table:table-cell>
          <table:table-cell office:value-type="float" office:value="997" calcext:value-type="float">
            <text:p>997</text:p>
          </table:table-cell>
          <table:table-cell office:value-type="float" office:value="49605.921875" calcext:value-type="float">
            <text:p>49605.921875</text:p>
          </table:table-cell>
          <table:table-cell office:value-type="float" office:value="0.020098" calcext:value-type="float">
            <text:p>0.020098</text:p>
          </table:table-cell>
        </table:table-row>
        <table:table-row table:style-name="ro1" table:number-rows-repeated="5">
          <table:table-cell table:number-columns-repeated="38"/>
        </table:table-row>
        <table:table-row table:style-name="ro1">
          <table:table-cell table:number-columns-repeated="13"/>
          <table:table-cell office:value-type="string" calcext:value-type="string">
            <text:p>GBN -W 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72637" calcext:value-type="float">
            <text:p>372637</text:p>
          </table:table-cell>
          <table:table-cell office:value-type="float" office:value="8156" calcext:value-type="float">
            <text:p>8156</text:p>
          </table:table-cell>
          <table:table-cell office:value-type="float" office:value="344" calcext:value-type="float">
            <text:p>344</text:p>
          </table:table-cell>
          <table:table-cell office:value-type="float" office:value="49835.074219" calcext:value-type="float">
            <text:p>49835.074219</text:p>
          </table:table-cell>
          <table:table-cell office:value-type="float" office:value="0.006903" calcext:value-type="float">
            <text:p>0.006903</text:p>
          </table:table-cell>
          <table:table-cell/>
          <table:table-cell office:value-type="string" calcext:value-type="string">
            <text:p>SR -W 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037" calcext:value-type="float">
            <text:p>6037</text:p>
          </table:table-cell>
          <table:table-cell office:value-type="float" office:value="3035" calcext:value-type="float">
            <text:p>3035</text:p>
          </table:table-cell>
          <table:table-cell office:value-type="float" office:value="999" calcext:value-type="float">
            <text:p>999</text:p>
          </table:table-cell>
          <table:table-cell office:value-type="float" office:value="49808.570312" calcext:value-type="float">
            <text:p>49808.570312</text:p>
          </table:table-cell>
          <table:table-cell office:value-type="float" office:value="0.020057" calcext:value-type="float">
            <text:p>0.020057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11163" calcext:value-type="float">
            <text:p>511163</text:p>
          </table:table-cell>
          <table:table-cell office:value-type="float" office:value="8820" calcext:value-type="float">
            <text:p>8820</text:p>
          </table:table-cell>
          <table:table-cell office:value-type="float" office:value="181" calcext:value-type="float">
            <text:p>181</text:p>
          </table:table-cell>
          <table:table-cell office:value-type="float" office:value="48903.976562" calcext:value-type="float">
            <text:p>48903.976562</text:p>
          </table:table-cell>
          <table:table-cell office:value-type="float" office:value="0.003701" calcext:value-type="float">
            <text:p>0.0037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210" calcext:value-type="float">
            <text:p>6210</text:p>
          </table:table-cell>
          <table:table-cell office:value-type="float" office:value="3100" calcext:value-type="float">
            <text:p>3100</text:p>
          </table:table-cell>
          <table:table-cell office:value-type="float" office:value="997" calcext:value-type="float">
            <text:p>997</text:p>
          </table:table-cell>
          <table:table-cell office:value-type="float" office:value="48512.714844" calcext:value-type="float">
            <text:p>48512.714844</text:p>
          </table:table-cell>
          <table:table-cell office:value-type="float" office:value="0.020551" calcext:value-type="float">
            <text:p>0.020551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41056" calcext:value-type="float">
            <text:p>541056</text:p>
          </table:table-cell>
          <table:table-cell office:value-type="float" office:value="9149" calcext:value-type="float">
            <text:p>9149</text:p>
          </table:table-cell>
          <table:table-cell office:value-type="float" office:value="198" calcext:value-type="float">
            <text:p>198</text:p>
          </table:table-cell>
          <table:table-cell office:value-type="float" office:value="50959.542969" calcext:value-type="float">
            <text:p>50959.542969</text:p>
          </table:table-cell>
          <table:table-cell office:value-type="float" office:value="0.003885" calcext:value-type="float">
            <text:p>0.00388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486" calcext:value-type="float">
            <text:p>6486</text:p>
          </table:table-cell>
          <table:table-cell office:value-type="float" office:value="3200" calcext:value-type="float">
            <text:p>3200</text:p>
          </table:table-cell>
          <table:table-cell office:value-type="float" office:value="997" calcext:value-type="float">
            <text:p>997</text:p>
          </table:table-cell>
          <table:table-cell office:value-type="float" office:value="50571.328125" calcext:value-type="float">
            <text:p>50571.328125</text:p>
          </table:table-cell>
          <table:table-cell office:value-type="float" office:value="0.019715" calcext:value-type="float">
            <text:p>0.019715</text:p>
          </table:table-cell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16368" calcext:value-type="float">
            <text:p>416368</text:p>
          </table:table-cell>
          <table:table-cell office:value-type="float" office:value="8395" calcext:value-type="float">
            <text:p>8395</text:p>
          </table:table-cell>
          <table:table-cell office:value-type="float" office:value="305" calcext:value-type="float">
            <text:p>305</text:p>
          </table:table-cell>
          <table:table-cell office:value-type="float" office:value="49135.5" calcext:value-type="float">
            <text:p>49135.5</text:p>
          </table:table-cell>
          <table:table-cell office:value-type="float" office:value="0.006207" calcext:value-type="float">
            <text:p>0.0062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923" calcext:value-type="float">
            <text:p>5923</text:p>
          </table:table-cell>
          <table:table-cell office:value-type="float" office:value="3005" calcext:value-type="float">
            <text:p>3005</text:p>
          </table:table-cell>
          <table:table-cell office:value-type="float" office:value="997" calcext:value-type="float">
            <text:p>997</text:p>
          </table:table-cell>
          <table:table-cell office:value-type="float" office:value="49870.636719" calcext:value-type="float">
            <text:p>49870.636719</text:p>
          </table:table-cell>
          <table:table-cell office:value-type="float" office:value="0.019992" calcext:value-type="float">
            <text:p>0.019992</text:p>
          </table:table-cell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06122" calcext:value-type="float">
            <text:p>506122</text:p>
          </table:table-cell>
          <table:table-cell office:value-type="float" office:value="9102" calcext:value-type="float">
            <text:p>9102</text:p>
          </table:table-cell>
          <table:table-cell office:value-type="float" office:value="227" calcext:value-type="float">
            <text:p>227</text:p>
          </table:table-cell>
          <table:table-cell office:value-type="float" office:value="50960.859375" calcext:value-type="float">
            <text:p>50960.859375</text:p>
          </table:table-cell>
          <table:table-cell office:value-type="float" office:value="0.004454" calcext:value-type="float">
            <text:p>0.00445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346" calcext:value-type="float">
            <text:p>6346</text:p>
          </table:table-cell>
          <table:table-cell office:value-type="float" office:value="3159" calcext:value-type="float">
            <text:p>3159</text:p>
          </table:table-cell>
          <table:table-cell office:value-type="float" office:value="998" calcext:value-type="float">
            <text:p>998</text:p>
          </table:table-cell>
          <table:table-cell office:value-type="float" office:value="50670.769531" calcext:value-type="float">
            <text:p>50670.769531</text:p>
          </table:table-cell>
          <table:table-cell office:value-type="float" office:value="0.019696" calcext:value-type="float">
            <text:p>0.019696</text:p>
          </table:table-cell>
        </table:table-row>
        <table:table-row table:style-name="ro1"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57156" calcext:value-type="float">
            <text:p>457156</text:p>
          </table:table-cell>
          <table:table-cell office:value-type="float" office:value="8715" calcext:value-type="float">
            <text:p>8715</text:p>
          </table:table-cell>
          <table:table-cell office:value-type="float" office:value="262" calcext:value-type="float">
            <text:p>262</text:p>
          </table:table-cell>
          <table:table-cell office:value-type="float" office:value="49694.378906" calcext:value-type="float">
            <text:p>49694.378906</text:p>
          </table:table-cell>
          <table:table-cell office:value-type="float" office:value="0.005272" calcext:value-type="float">
            <text:p>0.00527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072" calcext:value-type="float">
            <text:p>6072</text:p>
          </table:table-cell>
          <table:table-cell office:value-type="float" office:value="3079" calcext:value-type="float">
            <text:p>3079</text:p>
          </table:table-cell>
          <table:table-cell office:value-type="float" office:value="998" calcext:value-type="float">
            <text:p>998</text:p>
          </table:table-cell>
          <table:table-cell office:value-type="float" office:value="50270.929688" calcext:value-type="float">
            <text:p>50270.929688</text:p>
          </table:table-cell>
          <table:table-cell office:value-type="float" office:value="0.019852" calcext:value-type="float">
            <text:p>0.019852</text:p>
          </table:table-cell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31290" calcext:value-type="float">
            <text:p>531290</text:p>
          </table:table-cell>
          <table:table-cell office:value-type="float" office:value="9062" calcext:value-type="float">
            <text:p>9062</text:p>
          </table:table-cell>
          <table:table-cell office:value-type="float" office:value="184" calcext:value-type="float">
            <text:p>184</text:p>
          </table:table-cell>
          <table:table-cell office:value-type="float" office:value="50674.472656" calcext:value-type="float">
            <text:p>50674.472656</text:p>
          </table:table-cell>
          <table:table-cell office:value-type="float" office:value="0.003631" calcext:value-type="float">
            <text:p>0.00363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431" calcext:value-type="float">
            <text:p>6431</text:p>
          </table:table-cell>
          <table:table-cell office:value-type="float" office:value="3171" calcext:value-type="float">
            <text:p>3171</text:p>
          </table:table-cell>
          <table:table-cell office:value-type="float" office:value="997" calcext:value-type="float">
            <text:p>997</text:p>
          </table:table-cell>
          <table:table-cell office:value-type="float" office:value="49690.398438" calcext:value-type="float">
            <text:p>49690.398438</text:p>
          </table:table-cell>
          <table:table-cell office:value-type="float" office:value="0.020064" calcext:value-type="float">
            <text:p>0.020064</text:p>
          </table:table-cell>
        </table:table-row>
        <table:table-row table:style-name="ro1"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60078" calcext:value-type="float">
            <text:p>360078</text:p>
          </table:table-cell>
          <table:table-cell office:value-type="float" office:value="7903" calcext:value-type="float">
            <text:p>7903</text:p>
          </table:table-cell>
          <table:table-cell office:value-type="float" office:value="357" calcext:value-type="float">
            <text:p>357</text:p>
          </table:table-cell>
          <table:table-cell office:value-type="float" office:value="48027.222656" calcext:value-type="float">
            <text:p>48027.222656</text:p>
          </table:table-cell>
          <table:table-cell office:value-type="float" office:value="0.007433" calcext:value-type="float">
            <text:p>0.0074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203" calcext:value-type="float">
            <text:p>6203</text:p>
          </table:table-cell>
          <table:table-cell office:value-type="float" office:value="3106" calcext:value-type="float">
            <text:p>3106</text:p>
          </table:table-cell>
          <table:table-cell office:value-type="float" office:value="998" calcext:value-type="float">
            <text:p>998</text:p>
          </table:table-cell>
          <table:table-cell office:value-type="float" office:value="50659.261719" calcext:value-type="float">
            <text:p>50659.261719</text:p>
          </table:table-cell>
          <table:table-cell office:value-type="float" office:value="0.0197" calcext:value-type="float">
            <text:p>0.0197</text:p>
          </table:table-cell>
        </table:table-row>
        <table:table-row table:style-name="ro1"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5736" calcext:value-type="float">
            <text:p>325736</text:p>
          </table:table-cell>
          <table:table-cell office:value-type="float" office:value="7929" calcext:value-type="float">
            <text:p>7929</text:p>
          </table:table-cell>
          <table:table-cell office:value-type="float" office:value="409" calcext:value-type="float">
            <text:p>409</text:p>
          </table:table-cell>
          <table:table-cell office:value-type="float" office:value="50332.25" calcext:value-type="float">
            <text:p>50332.25</text:p>
          </table:table-cell>
          <table:table-cell office:value-type="float" office:value="0.008126" calcext:value-type="float">
            <text:p>0.00812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511" calcext:value-type="float">
            <text:p>6511</text:p>
          </table:table-cell>
          <table:table-cell office:value-type="float" office:value="3248" calcext:value-type="float">
            <text:p>3248</text:p>
          </table:table-cell>
          <table:table-cell office:value-type="float" office:value="999" calcext:value-type="float">
            <text:p>999</text:p>
          </table:table-cell>
          <table:table-cell office:value-type="float" office:value="49660.960938" calcext:value-type="float">
            <text:p>49660.960938</text:p>
          </table:table-cell>
          <table:table-cell office:value-type="float" office:value="0.020116" calcext:value-type="float">
            <text:p>0.020116</text:p>
          </table:table-cell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65442" calcext:value-type="float">
            <text:p>465442</text:p>
          </table:table-cell>
          <table:table-cell office:value-type="float" office:value="8667" calcext:value-type="float">
            <text:p>8667</text:p>
          </table:table-cell>
          <table:table-cell office:value-type="float" office:value="244" calcext:value-type="float">
            <text:p>244</text:p>
          </table:table-cell>
          <table:table-cell office:value-type="float" office:value="50092.09375" calcext:value-type="float">
            <text:p>50092.09375</text:p>
          </table:table-cell>
          <table:table-cell office:value-type="float" office:value="0.004871" calcext:value-type="float">
            <text:p>0.00487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6248" calcext:value-type="float">
            <text:p>6248</text:p>
          </table:table-cell>
          <table:table-cell office:value-type="float" office:value="3109" calcext:value-type="float">
            <text:p>3109</text:p>
          </table:table-cell>
          <table:table-cell office:value-type="float" office:value="997" calcext:value-type="float">
            <text:p>997</text:p>
          </table:table-cell>
          <table:table-cell office:value-type="float" office:value="49605.921875" calcext:value-type="float">
            <text:p>49605.921875</text:p>
          </table:table-cell>
          <table:table-cell office:value-type="float" office:value="0.020098" calcext:value-type="float">
            <text:p>0.0200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01:23:15.845928386</meta:creation-date>
    <dc:date>2016-04-02T01:31:39.094497399</dc:date>
    <meta:editing-duration>PT8M22S</meta:editing-duration>
    <meta:editing-cycles>2</meta:editing-cycles>
    <meta:generator>LibreOffice/5.0.5.2$Linux_X86_64 LibreOffice_project/00m0$Build-2</meta:generator>
    <meta:document-statistic meta:table-count="1" meta:cell-count="1232" meta:object-count="0"/>
  </office:meta>
</office:document-meta>
</file>